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4fb7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6aad1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6aad1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a7cc1" officeooo:paragraph-rsid="009a7cc1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style:text-underline-style="none" officeooo:rsid="006ddfce" officeooo:paragraph-rsid="0096aad1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56eda9" officeooo:paragraph-rsid="00839de2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6aad1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6aad1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style="italic" officeooo:rsid="0096093d" officeooo:paragraph-rsid="00839de2" style:font-name-asian="Ubuntu2" style:font-size-asian="8pt" style:font-style-asian="italic" style:font-name-complex="Ubuntu2" style:font-size-complex="8pt" style:font-style-complex="italic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6aad1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none" officeooo:rsid="0091eb3a" officeooo:paragraph-rsid="0096aad1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none" officeooo:rsid="006ddfce" officeooo:paragraph-rsid="0096aad1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632abf" officeooo:paragraph-rsid="00839de2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6aad1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7077dd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96aad1" style:font-name-asian="Ubuntu2" style:font-size-asian="8pt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71513" officeooo:paragraph-rsid="00971513" style:font-name-asian="Ubuntu2" style:font-size-asian="8pt" style:font-name-complex="Ubuntu2" style:font-size-complex="8pt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89f74" officeooo:paragraph-rsid="00989f74" style:font-name-asian="Ubuntu2" style:font-size-asian="8pt" style:font-name-complex="Ubuntu2" style:font-size-complex="8pt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a7cc1" officeooo:paragraph-rsid="009a7cc1" style:font-name-asian="Ubuntu2" style:font-size-asian="8pt" style:font-name-complex="Ubuntu2" style:font-size-complex="8pt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1" fo:font-size="8pt" officeooo:rsid="0056eda9" officeooo:paragraph-rsid="0096aad1" style:font-name-asian="Ubuntu2" style:font-size-asian="8pt" style:font-name-complex="Ubuntu2" style:font-size-complex="8pt"/>
    </style:style>
    <style:style style:name="P28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29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a7cc1" officeooo:paragraph-rsid="009a7cc1" style:font-name-asian="Ubuntu2" style:font-size-asian="8pt" style:font-name-complex="Ubuntu2" style:font-size-complex="8pt"/>
    </style:style>
    <style:style style:name="P30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a7cc1" officeooo:paragraph-rsid="009b1036" style:font-name-asian="Ubuntu2" style:font-size-asian="8pt" style:font-name-complex="Ubuntu2" style:font-size-complex="8pt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8pt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98af6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57b34b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698af6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75a63e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solid" style:text-underline-width="auto" style:text-underline-color="font-color" officeooo:rsid="0096093d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solid" style:text-underline-width="auto" style:text-underline-color="font-color" officeooo:rsid="0096aad1" style:font-name-asian="Ubuntu2" style:font-size-asian="8pt" style:font-name-complex="Ubuntu2" style:font-size-complex="8pt"/>
    </style:style>
    <style:style style:name="T17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8" style:family="text">
      <style:text-properties style:font-name="Ubuntu" fo:font-size="8pt" fo:font-weight="bold" officeooo:rsid="007077dd" style:font-name-asian="Ubuntu2" style:font-size-asian="8pt" style:font-weight-asian="bold" style:font-name-complex="Ubuntu2" style:font-size-complex="8pt"/>
    </style:style>
    <style:style style:name="T19" style:family="text">
      <style:text-properties style:font-name="Ubuntu" fo:font-size="8pt" fo:font-weight="bold" officeooo:rsid="009c6852" style:font-name-asian="Ubuntu2" style:font-size-asian="8pt" style:font-weight-asian="bold" style:font-name-complex="Ubuntu2" style:font-size-complex="8pt"/>
    </style:style>
    <style:style style:name="T20" style:family="text">
      <style:text-properties style:font-name="Ubuntu" fo:font-size="8pt" fo:font-weight="bold" officeooo:rsid="0096aad1" style:font-name-asian="Ubuntu2" style:font-size-asian="8pt" style:font-weight-asian="bold" style:font-name-complex="Ubuntu2" style:font-size-complex="8pt"/>
    </style:style>
    <style:style style:name="T21" style:family="text">
      <style:text-properties style:font-name="Ubuntu" style:text-underline-style="solid" style:text-underline-width="auto" style:text-underline-color="font-color"/>
    </style:style>
    <style:style style:name="T22" style:family="text">
      <style:text-properties style:font-name="Ubuntu" style:text-underline-style="solid" style:text-underline-width="auto" style:text-underline-color="font-color" officeooo:rsid="0096aad1"/>
    </style:style>
    <style:style style:name="T23" style:family="text">
      <style:text-properties officeooo:rsid="0065f891"/>
    </style:style>
    <style:style style:name="T24" style:family="text">
      <style:text-properties officeooo:rsid="006bb910"/>
    </style:style>
    <style:style style:name="T25" style:family="text">
      <style:text-properties officeooo:rsid="0096aad1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96aad1"/>
    </style:style>
    <style:style style:name="T28" style:family="text">
      <style:text-properties style:text-underline-style="solid" style:text-underline-width="auto" style:text-underline-color="font-color" officeooo:rsid="00645e56"/>
    </style:style>
    <style:style style:name="T29" style:family="text">
      <style:text-properties style:text-underline-style="solid" style:text-underline-width="auto" style:text-underline-color="font-color" officeooo:rsid="006ddfce"/>
    </style:style>
    <style:style style:name="T30" style:family="text">
      <style:text-properties style:text-underline-style="solid" style:text-underline-width="auto" style:text-underline-color="font-color" officeooo:rsid="009b1036"/>
    </style:style>
    <style:style style:name="T31" style:family="text">
      <style:text-properties officeooo:rsid="00645e56"/>
    </style:style>
    <style:style style:name="T32" style:family="text">
      <style:text-properties officeooo:rsid="009b10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ogramação Orientada a Objetos</text:p>
      <text:p text:style-name="P7"/>
      <text:p text:style-name="P18"><text:span text:style-name="T2">Prof. D</text:span><text:span text:style-name="T3">elano</text:span><text:span text:style-name="T2"> </text:span><text:span text:style-name="T3">Beder</text:span></text:p>
      <text:p text:style-name="P8"/>
      <text:p text:style-name="P23"/>
      <text:p text:style-name="P21"><text:span text:style-name="T18">Roteiro </text:span><text:span text:style-name="T19">18</text:span><text:span text:style-name="T20"> – Leitura e Escrita de Arquivos (Binario)</text:span></text:p>
      <text:p text:style-name="P12"/>
      <text:p text:style-name="P19"><text:span text:style-name="T5">1. </text:span><text:span text:style-name="T6">Crie um projeto no Netbeans (</text:span><text:span text:style-name="T12">Aplicação C/C++</text:span><text:span text:style-name="T6">) denominado </text:span><text:span text:style-name="T15">Arquivo</text:span><text:span text:style-name="T16">Binario</text:span></text:p>
      <text:p text:style-name="P13"/>
      <text:p text:style-name="P17"><text:span text:style-name="T4">1.1 Escolha: Criar arquivo </text:span><text:span text:style-name="T7">principal </text:span><text:span text:style-name="T11">main </text:span><text:span text:style-name="T13">(C</text:span><text:span text:style-name="T14">++</text:span><text:span text:style-name="T13">)</text:span></text:p>
      <text:p text:style-name="P9"/>
      <text:p text:style-name="P10"><text:bookmark-start text:name="__DdeLink__1618_1286595169"/>2. Implementação da abstração <text:span text:style-name="T25">Aluno</text:span></text:p>
      <text:p text:style-name="P20"><text:span text:style-name="T8"><text:line-break/>C</text:span><text:span text:style-name="T9">rie </text:span><text:span text:style-name="T6">um</text:span><text:span text:style-name="T10">a</text:span><text:span text:style-name="T6"> </text:span><text:span text:style-name="T17">Nova classe C++</text:span><text:span text:style-name="T6"> denominad</text:span><text:span text:style-name="T10">a</text:span><text:span text:style-name="T6"> </text:span><text:span text:style-name="T16">Aluno</text:span></text:p>
      <text:p text:style-name="P14"/>
      <text:p text:style-name="P6"><text:span text:style-name="T1">Verifique se dois arquivos foram gerados: </text:span><text:span text:style-name="T22">Aluno</text:span><text:span text:style-name="T21">.h</text:span><text:span text:style-name="T1"> (Cabeçalho) e </text:span><text:span text:style-name="T22">Aluno</text:span><text:span text:style-name="T21">.cpp</text:span><text:span text:style-name="T1"> (Código-fonte)</text:span></text:p>
      <text:p text:style-name="P16"/>
      <text:p text:style-name="P11">2.1 Atualize o arquivo <text:span text:style-name="T27">Aluno</text:span><text:span text:style-name="T26">.h</text:span></text:p>
      <text:p text:style-name="P15"/>
      <text:p text:style-name="P26">#ifndef ALUNO_H</text:p>
      <text:p text:style-name="P26">#define ALUNO_H</text:p>
      <text:p text:style-name="P26"/>
      <text:p text:style-name="P26">#include &lt;iostream&gt;</text:p>
      <text:p text:style-name="P26">using namespace std;</text:p>
      <text:p text:style-name="P26"/>
      <text:p text:style-name="P26">class Aluno {</text:p>
      <text:p text:style-name="P26">public:</text:p>
      <text:p text:style-name="P26"><text:s text:c="4"/>Aluno();</text:p>
      <text:p text:style-name="P26"><text:s text:c="4"/>Aluno(int RA, double NP, double NT);</text:p>
      <text:p text:style-name="P26"><text:s text:c="4"/>virtual ~Aluno();</text:p>
      <text:p text:style-name="P26"><text:s text:c="4"/>void imprime();</text:p>
      <text:p text:style-name="P26"><text:s text:c="4"/>int getRA() const;</text:p>
      <text:p text:style-name="P26"><text:s text:c="4"/>double media();</text:p>
      <text:p text:style-name="P26">private:</text:p>
      <text:p text:style-name="P26"><text:s text:c="4"/>int RA;</text:p>
      <text:p text:style-name="P26"><text:s text:c="4"/>double NP;</text:p>
      <text:p text:style-name="P26"><text:s text:c="4"/>double NT;</text:p>
      <text:p text:style-name="P26">};</text:p>
      <text:p text:style-name="P26"/>
      <text:p text:style-name="P26">#endif /* ALUNO_H */<text:bookmark-start text:name="__DdeLink__413_123515085"/></text:p>
      <text:p text:style-name="P1"><text:bookmark-end text:name="__DdeLink__413_123515085"/></text:p>
      <text:p text:style-name="P4"><text:span text:style-name="T31">2</text:span>.<text:span text:style-name="T31">2 Atualize o arquivo denominado </text:span><text:span text:style-name="T27">Aluno</text:span><text:span text:style-name="T28">.c</text:span><text:span text:style-name="T29">pp</text:span></text:p>
      <text:p text:style-name="P4"/>
      <text:p text:style-name="P26">#include "Aluno.h"</text:p>
      <text:p text:style-name="P26"/>
      <text:p text:style-name="P26">Aluno::Aluno() {</text:p>
      <text:p text:style-name="P26">}</text:p>
      <text:p text:style-name="P26"/>
      <text:p text:style-name="P26">Aluno::Aluno(int RA, double NP, double NT) :</text:p>
      <text:p text:style-name="P26">RA(RA), NP(NP), NT(NT) {</text:p>
      <text:p text:style-name="P26">}</text:p>
      <text:p text:style-name="P26"/>
      <text:p text:style-name="P26">Aluno::~Aluno() {</text:p>
      <text:p text:style-name="P26">}</text:p>
      <text:p text:style-name="P26"/>
      <text:p text:style-name="P26">int Aluno::getRA() const {</text:p>
      <text:p text:style-name="P26"><text:s text:c="4"/>return RA;</text:p>
      <text:p text:style-name="P26">}</text:p>
      <text:p text:style-name="P26"/>
      <text:p text:style-name="P26">double Aluno::media() {</text:p>
      <text:p text:style-name="P26"><text:s text:c="4"/>return NP * 0.8 + NT * 0.2;</text:p>
      <text:p text:style-name="P26">}</text:p>
      <text:p text:style-name="P26">void Aluno::imprime() {</text:p>
      <text:p text:style-name="P26"><text:s text:c="4"/>cout &lt;&lt; "RA: " &lt;&lt; RA;</text:p>
      <text:p text:style-name="P26"><text:s text:c="4"/>cout &lt;&lt; ", NP: " &lt;&lt; NP;</text:p>
      <text:p text:style-name="P26"><text:s text:c="4"/>cout &lt;&lt; ", NT: " &lt;&lt; NT;</text:p>
      <text:p text:style-name="P26"><text:s text:c="4"/>cout &lt;&lt; ", Média: " &lt;&lt; media() &lt;&lt; endl;</text:p>
      <text:p text:style-name="P26">}</text:p>
      <text:p text:style-name="P22"><text:bookmark-end text:name="__DdeLink__1618_1286595169"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5">3</text:span>. Implementação da abstração <text:span text:style-name="T25">Leitura/Escrita arquivos binários</text:span></text:p>
      <text:p text:style-name="P20"><text:soft-page-break/><text:span text:style-name="T8"><text:line-break/>C</text:span><text:span text:style-name="T9">rie </text:span><text:span text:style-name="T6">um</text:span><text:span text:style-name="T10">a</text:span><text:span text:style-name="T6"> </text:span><text:span text:style-name="T17">Nova classe C++</text:span><text:span text:style-name="T6"> denominad</text:span><text:span text:style-name="T10">a</text:span><text:span text:style-name="T6"> </text:span><text:span text:style-name="T16">BinaryFile</text:span></text:p>
      <text:p text:style-name="P14"/>
      <text:p text:style-name="P6"><text:span text:style-name="T1">Verifique se dois arquivos foram gerados: </text:span><text:span text:style-name="T22">BinaryFile</text:span><text:span text:style-name="T21">.h</text:span><text:span text:style-name="T1"> (Cabeçalho) e </text:span><text:span text:style-name="T22">BinaryFile</text:span><text:span text:style-name="T21">.cpp</text:span><text:span text:style-name="T1"> (Código-fonte)</text:span></text:p>
      <text:p text:style-name="P16"/>
      <text:p text:style-name="P11"><text:span text:style-name="T25">3</text:span>.1 Atualize o arquivo <text:span text:style-name="T27">BinaryFile</text:span><text:span text:style-name="T26">.h</text:span></text:p>
      <text:p text:style-name="P15"/>
      <text:p text:style-name="P24">#ifndef BINARYFILE_H</text:p>
      <text:p text:style-name="P24">#define BINARYFILE_H</text:p>
      <text:p text:style-name="P24"/>
      <text:p text:style-name="P24">#include &lt;vector&gt;</text:p>
      <text:p text:style-name="P24">#include &lt;string&gt;</text:p>
      <text:p text:style-name="P24">#include &lt;fstream&gt;</text:p>
      <text:p text:style-name="P24">#include "Aluno.h"</text:p>
      <text:p text:style-name="P24">using namespace std;</text:p>
      <text:p text:style-name="P24"/>
      <text:p text:style-name="P24">class BinaryFile {</text:p>
      <text:p text:style-name="P24">public:</text:p>
      <text:p text:style-name="P24"><text:s text:c="4"/>BinaryFile(string nomeArquivo);</text:p>
      <text:p text:style-name="P24"><text:s text:c="4"/>virtual ~BinaryFile();</text:p>
      <text:p text:style-name="P24"><text:s text:c="4"/>void grava(int nro);</text:p>
      <text:p text:style-name="P24"><text:s text:c="4"/>void imprime();</text:p>
      <text:p text:style-name="P24"><text:s text:c="4"/>void imprimeRA(int RA);</text:p>
      <text:p text:style-name="P24"><text:s text:c="4"/>void imprimePos(int pos);</text:p>
      <text:p text:style-name="P24"><text:s text:c="4"/>static char opcao();</text:p>
      <text:p text:style-name="P24">private:</text:p>
      <text:p text:style-name="P24"><text:s text:c="4"/>string nomeArquivo;</text:p>
      <text:p text:style-name="P24">};</text:p>
      <text:p text:style-name="P24"/>
      <text:p text:style-name="P24">#endif /* BINARYFILE_H */<text:bookmark-start text:name="__DdeLink__413_1235150851"/></text:p>
      <text:p text:style-name="P2"><text:bookmark-end text:name="__DdeLink__413_1235150851"/></text:p>
      <text:p text:style-name="P4"><text:span text:style-name="T25">3</text:span>.<text:span text:style-name="T31">2 Atualize o arquivo denominado </text:span><text:span text:style-name="T27">BinaryFile</text:span><text:span text:style-name="T28">.c</text:span><text:span text:style-name="T29">pp</text:span></text:p>
      <text:p text:style-name="P4"/>
      <text:p text:style-name="P25">#include "BinaryFile.h"</text:p>
      <text:p text:style-name="P25"/>
      <text:p text:style-name="P25">BinaryFile::BinaryFile(string nomeArquivo) :</text:p>
      <text:p text:style-name="P25">nomeArquivo(nomeArquivo) {</text:p>
      <text:p text:style-name="P25">}</text:p>
      <text:p text:style-name="P25"/>
      <text:p text:style-name="P25">BinaryFile::~BinaryFile() {</text:p>
      <text:p text:style-name="P25">}</text:p>
      <text:p text:style-name="P25"/>
      <text:p text:style-name="P25">void BinaryFile::grava(int nro) {</text:p>
      <text:p text:style-name="P25"><text:s text:c="4"/>int RA;</text:p>
      <text:p text:style-name="P25"><text:s text:c="4"/>double NP, NT;</text:p>
      <text:p text:style-name="P25"><text:s text:c="4"/>Aluno* a;</text:p>
      <text:p text:style-name="P25"/>
      <text:p text:style-name="P25"><text:s text:c="4"/>ofstream ofs(nomeArquivo.c_str(), ios::binary);</text:p>
      <text:p text:style-name="P25"/>
      <text:p text:style-name="P25"><text:s text:c="4"/>for (int i = 0; i &lt; nro; i++) {</text:p>
      <text:p text:style-name="P25"><text:s text:c="8"/>cout &lt;&lt; "Digite RA, NP e NT: ";</text:p>
      <text:p text:style-name="P25"><text:s text:c="8"/>cin &gt;&gt; RA &gt;&gt; NP &gt;&gt; NT;</text:p>
      <text:p text:style-name="P25"><text:s text:c="8"/>a = new Aluno(RA, NP, NT);</text:p>
      <text:p text:style-name="P25"><text:s text:c="8"/>ofs.write(reinterpret_cast&lt;char *&gt; (a), sizeof (Aluno));</text:p>
      <text:p text:style-name="P25"><text:s text:c="8"/>cout &lt;&lt; endl;</text:p>
      <text:p text:style-name="P25"><text:s text:c="4"/>}</text:p>
      <text:p text:style-name="P25"/>
      <text:p text:style-name="P25"><text:s text:c="4"/>ofs.close();</text:p>
      <text:p text:style-name="P25">}</text:p>
      <text:p text:style-name="P25"/>
      <text:p text:style-name="P25">void BinaryFile::imprime() {</text:p>
      <text:p text:style-name="P25"/>
      <text:p text:style-name="P25"><text:s text:c="4"/>Aluno a;</text:p>
      <text:p text:style-name="P25"/>
      <text:p text:style-name="P25"><text:s text:c="4"/>ifstream ifs(nomeArquivo.c_str(), ios::binary);</text:p>
      <text:p text:style-name="P25"/>
      <text:p text:style-name="P25"><text:s text:c="4"/>if (ifs.is_open()) {</text:p>
      <text:p text:style-name="P25"><text:s text:c="8"/>ifs.read(reinterpret_cast&lt;char *&gt; (&amp;a), sizeof (Aluno));</text:p>
      <text:p text:style-name="P25"/>
      <text:p text:style-name="P25"><text:s text:c="8"/>while (ifs.good()) {</text:p>
      <text:p text:style-name="P25"><text:s text:c="12"/>a.imprime();</text:p>
      <text:p text:style-name="P25"><text:s text:c="12"/>ifs.read(reinterpret_cast&lt;char *&gt; (&amp;a), sizeof (Aluno));</text:p>
      <text:p text:style-name="P25"><text:s text:c="8"/>}</text:p>
      <text:p text:style-name="P25"><text:s text:c="4"/>}</text:p>
      <text:p text:style-name="P25"/>
      <text:p text:style-name="P25"><text:s text:c="4"/>ifs.close();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>void BinaryFile::imprimeRA(int RA) {</text:p>
      <text:p text:style-name="P25"/>
      <text:p text:style-name="P25"><text:soft-page-break/><text:s text:c="4"/>Aluno aluno;</text:p>
      <text:p text:style-name="P25"><text:s text:c="4"/>bool achou = false;</text:p>
      <text:p text:style-name="P25"><text:s text:c="4"/>int pos = 0;</text:p>
      <text:p text:style-name="P25"/>
      <text:p text:style-name="P25"><text:s text:c="4"/>ifstream ifs(nomeArquivo.c_str(), ios::binary);</text:p>
      <text:p text:style-name="P25"/>
      <text:p text:style-name="P25"><text:s text:c="4"/>if (ifs.is_open()) {</text:p>
      <text:p text:style-name="P25"><text:s text:c="8"/>while (!ifs.eof() &amp;&amp; !achou) {</text:p>
      <text:p text:style-name="P25"><text:s text:c="12"/>ifs.read(reinterpret_cast&lt;char *&gt; (&amp;aluno), sizeof (Aluno));</text:p>
      <text:p text:style-name="P25"><text:s text:c="12"/>achou = (aluno.getRA() == RA);</text:p>
      <text:p text:style-name="P25"><text:s text:c="8"/>}</text:p>
      <text:p text:style-name="P25"><text:s text:c="4"/>}</text:p>
      <text:p text:style-name="P25"/>
      <text:p text:style-name="P25"><text:s text:c="4"/>ifs.close();</text:p>
      <text:p text:style-name="P25"/>
      <text:p text:style-name="P25"><text:s text:c="4"/>if (achou) {</text:p>
      <text:p text:style-name="P25"><text:s text:c="8"/>aluno.imprime();</text:p>
      <text:p text:style-name="P25"><text:s text:c="4"/>} else {</text:p>
      <text:p text:style-name="P25"><text:s text:c="8"/>cout &lt;&lt; "Aluno não encontrado" &lt;&lt; endl;</text:p>
      <text:p text:style-name="P25"><text:s text:c="4"/>}</text:p>
      <text:p text:style-name="P25">}</text:p>
      <text:p text:style-name="P25"/>
      <text:p text:style-name="P25">void BinaryFile::imprimePos(int pos) {</text:p>
      <text:p text:style-name="P25"><text:s text:c="4"/>Aluno aluno;</text:p>
      <text:p text:style-name="P25"/>
      <text:p text:style-name="P25"><text:s text:c="4"/>ifstream ifs(nomeArquivo.c_str(), ios::binary);</text:p>
      <text:p text:style-name="P25"/>
      <text:p text:style-name="P25"><text:s text:c="4"/>if (ifs.is_open()) {</text:p>
      <text:p text:style-name="P25"><text:s text:c="8"/>ifs.seekg((pos - 1) * sizeof (Aluno));</text:p>
      <text:p text:style-name="P25"><text:s text:c="8"/>ifs.read(reinterpret_cast&lt;char *&gt; (&amp;aluno), sizeof (Aluno));</text:p>
      <text:p text:style-name="P25"><text:s text:c="8"/>if (ifs.good()) {</text:p>
      <text:p text:style-name="P25"><text:s text:c="12"/>aluno.imprime();</text:p>
      <text:p text:style-name="P25"><text:s text:c="8"/>} else {</text:p>
      <text:p text:style-name="P25"><text:s text:c="12"/>cout &lt;&lt; "Aluno não encontrado" &lt;&lt; endl;</text:p>
      <text:p text:style-name="P25"><text:s text:c="8"/>}</text:p>
      <text:p text:style-name="P25"><text:s text:c="4"/>}</text:p>
      <text:p text:style-name="P25"/>
      <text:p text:style-name="P25"><text:s text:c="4"/>ifs.close();</text:p>
      <text:p text:style-name="P25">}</text:p>
      <text:p text:style-name="P25"/>
      <text:p text:style-name="P25">char BinaryFile::opcao() {</text:p>
      <text:p text:style-name="P25"><text:s text:c="4"/>char c;</text:p>
      <text:p text:style-name="P25"><text:s text:c="4"/>cout &lt;&lt; "[G] Grava arquivo" &lt;&lt; endl;</text:p>
      <text:p text:style-name="P25"><text:s text:c="4"/>cout &lt;&lt; "[I] Imprime todos" &lt;&lt; endl;</text:p>
      <text:p text:style-name="P25"><text:s text:c="4"/>cout &lt;&lt; "[R] Imprime por RA" &lt;&lt; endl;</text:p>
      <text:p text:style-name="P25"><text:s text:c="4"/>cout &lt;&lt; "[P] Imprime por posição" &lt;&lt; endl;</text:p>
      <text:p text:style-name="P25"><text:s text:c="4"/>cout &lt;&lt; "[F] Fim" &lt;&lt; endl;</text:p>
      <text:p text:style-name="P25"><text:s text:c="4"/>cout &lt;&lt; "&gt; ";</text:p>
      <text:p text:style-name="P25"><text:s text:c="4"/>cin &gt;&gt; c;</text:p>
      <text:p text:style-name="P25"><text:s text:c="4"/>return (toupper(c));</text:p>
      <text:p text:style-name="P25">}</text:p>
      <text:p text:style-name="P22"/>
      <text:p text:style-name="P4"/>
      <text:p text:style-name="P27"><text:span text:style-name="T25">4</text:span>. <text:span text:style-name="T23">Atualize o arquivo main.cpp</text:span></text:p>
      <text:p text:style-name="P4"/>
      <text:p text:style-name="P25">#include "BinaryFile.h"</text:p>
      <text:p text:style-name="P25">#include &lt;iostream&gt;</text:p>
      <text:p text:style-name="P25">using namespace std;</text:p>
      <text:p text:style-name="P25"/>
      <text:p text:style-name="P25">int main(int argc, char** argv) {</text:p>
      <text:p text:style-name="P25"/>
      <text:p text:style-name="P25"><text:s text:c="4"/>char op;</text:p>
      <text:p text:style-name="P25"><text:s text:c="4"/>int nroAlunos, pos;</text:p>
      <text:p text:style-name="P25"><text:s text:c="4"/>int RA;</text:p>
      <text:p text:style-name="P25"><text:s text:c="4"/></text:p>
      <text:p text:style-name="P25"><text:s text:c="4"/>BinaryFile bf("info.dat"); </text:p>
      <text:p text:style-name="P25"><text:s text:c="4"/></text:p>
      <text:p text:style-name="P25"><text:s text:c="4"/>do {</text:p>
      <text:p text:style-name="P25"><text:s text:c="8"/>op = BinaryFile::opcao();</text:p>
      <text:p text:style-name="P25"><text:s text:c="8"/>switch (op) {</text:p>
      <text:p text:style-name="P25"><text:s text:c="12"/>case 'G': </text:p>
      <text:p text:style-name="P25"><text:s text:c="16"/>cout &lt;&lt; "Numero de Alunos: ";</text:p>
      <text:p text:style-name="P25"><text:s text:c="16"/>cin &gt;&gt; nroAlunos;</text:p>
      <text:p text:style-name="P25"><text:s text:c="16"/>bf.grava(nroAlunos);</text:p>
      <text:p text:style-name="P25"><text:s text:c="16"/>break;</text:p>
      <text:p text:style-name="P25"><text:s text:c="12"/>case 'I':</text:p>
      <text:p text:style-name="P25"><text:s text:c="16"/>bf.imprime();</text:p>
      <text:p text:style-name="P25"><text:s text:c="16"/>break;</text:p>
      <text:p text:style-name="P25"><text:s text:c="12"/>case 'R':</text:p>
      <text:p text:style-name="P25"><text:s text:c="16"/>cout &lt;&lt; "RA: ";</text:p>
      <text:p text:style-name="P25"><text:s text:c="16"/>cin &gt;&gt; RA;</text:p>
      <text:p text:style-name="P25"><text:s text:c="16"/>bf.imprimeRA(RA);</text:p>
      <text:p text:style-name="P25"><text:s text:c="16"/>break;</text:p>
      <text:p text:style-name="P25"><text:s text:c="12"/>case 'P':</text:p>
      <text:p text:style-name="P25"><text:s text:c="16"/>cout &lt;&lt; "Posição: ";</text:p>
      <text:p text:style-name="P25"><text:s text:c="16"/>cin &gt;&gt; pos;</text:p>
      <text:p text:style-name="P25"><text:s text:c="16"/>bf.imprimePos(pos);</text:p>
      <text:p text:style-name="P25"><text:s text:c="16"/>break;</text:p>
      <text:p text:style-name="P25"><text:s text:c="8"/>}</text:p>
      <text:p text:style-name="P25"><text:s text:c="8"/>cout &lt;&lt; endl;</text:p>
      <text:p text:style-name="P25"><text:s text:c="4"/>} while (op != 'F');</text:p>
      <text:p text:style-name="P25"/>
      <text:p text:style-name="P25"><text:s text:c="4"/>return 0;</text:p>
      <text:p text:style-name="P25">}</text:p>
      <text:p text:style-name="P2"/>
      <text:p text:style-name="P2"><text:span text:style-name="T25">5</text:span><text:bookmark-start text:name="__DdeLink__568_5955706241"/>. Compile e exe<text:span text:style-name="T25">rcite as diferentes opções </text:span>(<text:bookmark-end text:name="__DdeLink__568_5955706241"/>verifique <text:span text:style-name="T24">a</text:span> <text:span text:style-name="T24">saída impressa</text:span>)</text:p>
      <text:p text:style-name="P3"/>
      <text:p text:style-name="P3"><text:span text:style-name="T25">6</text:span>. Fim</text:p>
      <text:p text:style-name="P3"/>
      <text:p text:style-name="P3"/>
      <text:p text:style-name="P5">Exercicios:</text:p>
      <text:p text:style-name="P5"/>
      <text:list xml:id="list2510159791" text:style-name="L1">
        <text:list-item>
          <text:p text:style-name="P29">Implementar na classe <text:span text:style-name="T22">BinaryFile</text:span> o método <text:span text:style-name="T26">void imprimeOrdenado()</text:span> que imprime os alunos em ordem crescente de média</text:p>
        </text:list-item>
        <text:list-item>
          <text:p text:style-name="P30">Implementar na classe <text:span text:style-name="T22">BinaryFile</text:span> o método <text:span text:style-name="T26">void imprime</text:span><text:span text:style-name="T30">Aprovados</text:span><text:span text:style-name="T26">()</text:span> que imprime os alunos <text:span text:style-name="T32">aprovados (média &gt;= 6.0)</text:span></text:p>
        </text:list-item>
        <text:list-item>
          <text:p text:style-name="P30">Implementar na classe <text:span text:style-name="T22">BinaryFile</text:span> o método <text:span text:style-name="T26">void imprime</text:span><text:span text:style-name="T30">SAC</text:span><text:span text:style-name="T26">()</text:span> que imprime os alunos <text:span text:style-name="T32">em exame SAC (5.0 &lt;= média &lt; 6.0)</text:span></text:p>
        </text:list-item>
        <text:list-item>
          <text:p text:style-name="P30">Implementar na classe <text:span text:style-name="T22">BinaryFile</text:span> o método <text:span text:style-name="T26">void imprime</text:span><text:span text:style-name="T30">SAC</text:span><text:span text:style-name="T26">()</text:span> que imprime os alunos <text:span text:style-name="T32">reprovados (média &lt; 5.0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01T13:13:25.045702889</dc:date>
    <meta:editing-duration>PT8H22M19S</meta:editing-duration>
    <meta:editing-cycles>90</meta:editing-cycles>
    <meta:document-statistic meta:table-count="0" meta:image-count="0" meta:object-count="0" meta:page-count="4" meta:paragraph-count="192" meta:word-count="675" meta:character-count="5145" meta:non-whitespace-character-count="3875"/>
  </office:meta>
</office:document-meta>
</file>